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e9434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rsid="001cdab2" officeooo:paragraph-rsid="001cdab2" style:font-weight-asian="normal" style:font-weight-complex="normal"/>
    </style:style>
    <style:style style:name="P5" style:family="paragraph" style:parent-style-name="Preformatted_20_Text">
      <style:text-properties fo:font-variant="normal" fo:text-transform="none" fo:color="#000000" style:font-name="monospace" fo:letter-spacing="normal" fo:font-style="normal" fo:font-weight="normal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1e9434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normal" officeooo:rsid="001e9434" officeooo:paragraph-rsid="001e9434" style:font-weight-asian="normal" style:font-weight-complex="normal"/>
    </style:style>
    <style:style style:name="P10" style:family="paragraph" style:parent-style-name="Standard">
      <style:text-properties fo:font-weight="normal" officeooo:rsid="0021f3b8" officeooo:paragraph-rsid="0021f3b8" style:font-weight-asian="normal" style:font-weight-complex="normal"/>
    </style:style>
    <style:style style:name="P1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f3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e9: shell Pattern matching</text:p>
      <text:p text:style-name="P1">1. Create a test directory and enter it.</text:p>
      <text:p text:style-name="P3">user@user-OptiPlex-9020:~$ mkdir testdir</text:p>
      <text:p text:style-name="P3">user@user-OptiPlex-9020:~$ cd testdir</text:p>
      <text:p text:style-name="P1"/>
      <text:p text:style-name="P1">2. Create the following files :</text:p>
      <text:p text:style-name="P2">file1</text:p>
      <text:p text:style-name="P2">file10</text:p>
      <text:p text:style-name="P2">file11</text:p>
      <text:p text:style-name="P2">file2</text:p>
      <text:p text:style-name="P2">File2</text:p>
      <text:p text:style-name="P2">File3</text:p>
      <text:p text:style-name="P2">file33</text:p>
      <text:p text:style-name="P2">fileAB</text:p>
      <text:p text:style-name="P2">filea</text:p>
      <text:p text:style-name="P2">fileA</text:p>
      <text:p text:style-name="P2">fileAAA</text:p>
      <text:p text:style-name="P2">file(</text:p>
      <text:p text:style-name="P2">file 2</text:p>
      <text:p text:style-name="P1">(the last one has 6 characters including a space)</text:p>
      <text:p text:style-name="P3">user@user-OptiPlex-9020:~/testdir$ touch file1 file10 file11 file2 file33</text:p>
      <text:p text:style-name="P3">user@user-OptiPlex-9020:~/testdir$ touch File2 filea fileA fileAA</text:p>
      <text:p text:style-name="P3">user@user-OptiPlex-9020:~/testdir$ touch "file("</text:p>
      <text:p text:style-name="P3">user@user-OptiPlex-9020:~/testdir$ touch "file 2"</text:p>
      <text:p text:style-name="P3"/>
      <text:p text:style-name="P1">3. List (with ls) all files starting with file</text:p>
      <text:p text:style-name="P3">user@user-OptiPlex-9020:~/testdir$ ls file*</text:p>
      <text:p text:style-name="P3"><text:s/>file <text:s text:c="4"/>file1 <text:s text:c="3"/>file11 <text:s text:c="3"/>file2 <text:s text:c="3"/>filea <text:s text:c="2"/>fileAA</text:p>
      <text:p text:style-name="P3">'file(' <text:s text:c="2"/>file10 <text:s/>'file 2' <text:s text:c="2"/>file33 <text:s text:c="2"/>fileA</text:p>
      <text:p text:style-name="P1"/>
      <text:p text:style-name="P1">4. List (with ls) all files starting with File</text:p>
      <text:p text:style-name="P3">user@user-OptiPlex-9020:~/testdir$ ls File*</text:p>
      <text:p text:style-name="P3">File2</text:p>
      <text:p text:style-name="P1"/>
      <text:p text:style-name="P1">5. List (with ls) all files starting with file and ending in a number.</text:p>
      <text:p text:style-name="P3">user@user-OptiPlex-9020:~/testdir$ ls file*[0-9]</text:p>
      <text:p text:style-name="P3"><text:s/>file1 <text:s text:c="2"/>file10 <text:s text:c="2"/>file11 <text:s/>'file 2' <text:s text:c="2"/>file2 <text:s text:c="2"/>file33</text:p>
      <text:p text:style-name="P3"/>
      <text:p text:style-name="P1">6. List (with ls) all files starting with file and ending with a letter</text:p>
      <text:p text:style-name="P3">user@user-OptiPlex-9020:~/testdir$ ls file*[A-z]</text:p>
      <text:p text:style-name="P3">filea <text:s/>fileA <text:s/>fileAA</text:p>
      <text:p text:style-name="P4"><text:s text:c="35"/><text:span text:style-name="T1"><text:s text:c="2"/>or</text:span></text:p>
      <text:p text:style-name="P3">user@user-OptiPlex-9020:~/testdir$ ls file*[a-z]</text:p>
      <text:p text:style-name="P3">filea <text:s/>fileA <text:s/>fileAA</text:p>
      <text:p text:style-name="P1"/>
      <text:p text:style-name="P1">7. List (with ls) all files starting with File and having a digit as fifth character.</text:p>
      <text:p text:style-name="P9">user@user-OptiPlex-9020:~/testdir$ ls File*[0-9]</text:p>
      <text:p text:style-name="P9">File2</text:p>
      <text:p text:style-name="P1"/>
      <text:p text:style-name="P1">8. List (with ls) all files starting with File and having a digit as fifth character and nothing else.</text:p>
      <text:p text:style-name="P3">user@user-OptiPlex-9020:~/testdir$ ls <text:s/>File[0-9]</text:p>
      <text:p text:style-name="P3"><text:soft-page-break/>File2</text:p>
      <text:p text:style-name="P1"/>
      <text:p text:style-name="P1">9. List (with ls) all files starting with a letter and ending in a number.</text:p>
      <text:p text:style-name="P3">user@user-OptiPlex-9020:~/testdir$ ls [a-z]*[0-9]</text:p>
      <text:p text:style-name="P3">file1 <text:s text:c="2"/>file10 <text:s text:c="2"/>file11 <text:s/>'file 2' <text:s text:c="2"/>file2 <text:s text:c="2"/>file33</text:p>
      <text:p text:style-name="P1"/>
      <text:p text:style-name="P1">10. List (with ls) all files that have exactly five characters.</text:p>
      <text:p text:style-name="P11">user@user-OptiPlex-9020:~/testdir$ ls ?????</text:p>
      <text:p text:style-name="P11">'file(' <text:s text:c="2"/>file1 <text:s text:c="2"/>file2 <text:s text:c="2"/>File2 <text:s text:c="2"/>filea <text:s text:c="2"/>fileA</text:p>
      <text:p text:style-name="P1">11. List (with ls) all files that start with f or F and end with 3 or A.</text:p>
      <text:p text:style-name="P3">user@user-OptiPlex-9020:~/testdir$ ls [fF]*[3A]</text:p>
      <text:p text:style-name="P3">file33 <text:s/>fileA <text:s/>fileAA</text:p>
      <text:p text:style-name="P1">12. List (with ls) all files that start with f have i or R as second character and end in a number.</text:p>
      <text:p text:style-name="P3">user@user-OptiPlex-9020:~/testdir$ ls f[iR]*[0-9]</text:p>
      <text:p text:style-name="P3"><text:s/>file1 <text:s text:c="2"/>file10 <text:s text:c="2"/>file11 <text:s/>'file 2' <text:s text:c="2"/>file2 <text:s text:c="2"/>file33</text:p>
      <text:p text:style-name="P3">user@user-OptiPlex-9020:~/testdir$ </text:p>
      <text:p text:style-name="P1"/>
      <text:p text:style-name="P1">13. List all files that do not start with the letter F.</text:p>
      <text:p text:style-name="P3">user@user-OptiPlex-9020:~/testdir$ ls [!F]*</text:p>
      <text:p text:style-name="P3"><text:s/>2 <text:s text:c="4"/>'file(' <text:s text:c="2"/>file10 <text:s/>'file 2' <text:s text:c="2"/>file33 <text:s text:c="2"/>fileA</text:p>
      <text:p text:style-name="P3"><text:s/>file <text:s text:c="2"/>file1 <text:s text:c="3"/>file11 <text:s text:c="2"/>file2 <text:s text:c="4"/>filea <text:s text:c="3"/>fileAA</text:p>
      <text:p text:style-name="P1"/>
      <text:p text:style-name="P1">14. Can echo replace ls ? How can you list the files in the current directory with echo ?</text:p>
      <text:p text:style-name="P10">echo <text:s/>*</text:p>
      <text:p text:style-name="P1"/>
      <text:p text:style-name="P1">15. Is there another command besides cd to change directories ?</text:p>
      <text:p text:style-name="P5">pushd popd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6:39:45.712282379</meta:creation-date>
    <meta:editing-duration>PT10M7S</meta:editing-duration>
    <meta:editing-cycles>2</meta:editing-cycles>
    <meta:generator>LibreOffice/6.4.4.2$Linux_X86_64 LibreOffice_project/40$Build-2</meta:generator>
    <dc:date>2020-10-01T16:59:58.632169241</dc:date>
    <meta:document-statistic meta:table-count="0" meta:image-count="0" meta:object-count="0" meta:page-count="2" meta:paragraph-count="66" meta:word-count="362" meta:character-count="2591" meta:non-whitespace-character-count="2160"/>
  </office:meta>
</office:document-meta>
</file>